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67mm"/>
    </style:style>
    <style:style style:name="co2" style:family="table-column">
      <style:table-column-properties fo:break-before="auto" style:column-width="6.09mm"/>
    </style:style>
    <style:style style:name="co3" style:family="table-column">
      <style:table-column-properties fo:break-before="auto" style:column-width="70.38mm"/>
    </style:style>
    <style:style style:name="co4" style:family="table-column">
      <style:table-column-properties fo:break-before="auto" style:column-width="33.6mm"/>
    </style:style>
    <style:style style:name="co5" style:family="table-column">
      <style:table-column-properties fo:break-before="auto" style:column-width="7.94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82.55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1" style:family="table-cell" style:parent-style-name="Default" style:data-style-name="N107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mm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nl" fo:country="N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sts-ip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2"/>
        <table:table-column table:style-name="co10" table:default-cell-style-name="ce2"/>
        <table:table-row table:style-name="ro1">
          <table:table-cell table:style-name="ce2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 Stevebeer IP Blocklist <text:s text:c="42"/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 Generated on 2018-06-19 09:52:02 UTC <text:s text:c="29"/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 <text:s text:c="66"/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 For questions please refer to: <text:s text:c="35"/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 https://github.com/stevebeer/ipblocklist <text:s text:c="20"/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15.127.13.18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115.127.13.188.bracnet.net</text:p>
          </table:table-cell>
          <table:table-cell office:value-type="string" calcext:value-type="string">
            <text:p>Banglades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BRAC BDMail Network Ltd.</text:p>
          </table:table-cell>
          <table:table-cell office:value-type="string" calcext:value-type="string">
            <text:p>AS24342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91.92.144.141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ip-91-92-144-141.cinfuserver.com</text:p>
          </table:table-cell>
          <table:table-cell table:style-name="ce10" office:value-type="string" calcext:value-type="string">
            <text:p>Bulgaria</text:p>
          </table:table-cell>
          <table:table-cell table:style-name="ce10" table:number-columns-repeated="2"/>
          <table:table-cell table:style-name="ce10" office:value-type="string" calcext:value-type="string">
            <text:p>BelCloud Hosting Corporation</text:p>
          </table:table-cell>
          <table:table-cell table:style-name="ce10" office:value-type="string" calcext:value-type="string">
            <text:p>AS4490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42.44.143.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ns551510.ip-142-44-143.n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MontrÃ©al</text:p>
          </table:table-cell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112.65.170.186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China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Shanghai</text:p>
          </table:table-cell>
          <table:table-cell table:style-name="ce10" office:value-type="string" calcext:value-type="string">
            <text:p>China Unicom Shanghai network</text:p>
          </table:table-cell>
          <table:table-cell table:style-name="ce10" office:value-type="string" calcext:value-type="string">
            <text:p>AS17621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9.110.214.57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Chin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Hangzhou</text:p>
          </table:table-cell>
          <table:table-cell table:style-name="ce10" office:value-type="string" calcext:value-type="string">
            <text:p>Hangzhou Alibaba Advertising Co. Ltd.</text:p>
          </table:table-cell>
          <table:table-cell table:style-name="ce10" office:value-type="string" calcext:value-type="string">
            <text:p>AS379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5.64.94.208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China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Chengdu</text:p>
          </table:table-cell>
          <table:table-cell table:style-name="ce10" office:value-type="string" calcext:value-type="string">
            <text:p>CHINANET SiChuan Telecom Internet Data Center</text:p>
          </table:table-cell>
          <table:table-cell table:style-name="ce10" office:value-type="string" calcext:value-type="string">
            <text:p>AS382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1.139.77.17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engdu</text:p>
          </table:table-cell>
          <table:table-cell office:value-type="string" calcext:value-type="string">
            <text:p>CHINANET SiChuan Telecom Internet Data Center</text:p>
          </table:table-cell>
          <table:table-cell office:value-type="string" calcext:value-type="string">
            <text:p>AS38283</text:p>
          </table:table-cell>
          <table:table-cell table:number-columns-repeated="1016"/>
        </table:table-row>
        <table:table-row table:style-name="ro1">
          <table:table-cell table:style-name="ce11" office:value-type="float" office:value="180136216113" calcext:value-type="float">
            <text:p>180.136.216.113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China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Nanning</text:p>
          </table:table-cell>
          <table:table-cell table:style-name="ce10" office:value-type="string" calcext:value-type="string">
            <text:p>No.31 Jin-rong Street</text:p>
          </table:table-cell>
          <table:table-cell table:style-name="ce10"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table:style-name="ce11" office:value-type="float" office:value="202104118177" calcext:value-type="float">
            <text:p>202.104.118.177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177.118.104.202.broad.sz.gd.dynamic.163data.com.cn</text:p>
          </table:table-cell>
          <table:table-cell table:style-name="ce10" office:value-type="string" calcext:value-type="string">
            <text:p>China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Guangzhou</text:p>
          </table:table-cell>
          <table:table-cell table:style-name="ce10" office:value-type="string" calcext:value-type="string">
            <text:p>No.31 Jin-rong Street</text:p>
          </table:table-cell>
          <table:table-cell table:style-name="ce10"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float" office:value="222175120130" calcext:value-type="float">
            <text:p>222.175.120.13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inan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0.167.92.9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ining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13.13.17.137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ning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.134.19.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inchuan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.191.38.77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Hangzhou</text:p>
          </table:table-cell>
          <table:table-cell table:style-name="ce9" office:value-type="string" calcext:value-type="string">
            <text:p>No.31 Jin-rong Street</text:p>
          </table:table-cell>
          <table:table-cell table:style-name="ce9"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.191.38.7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gzhou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118.126.65.175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China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Beijing</text:p>
          </table:table-cell>
          <table:table-cell table:style-name="ce10" office:value-type="string" calcext:value-type="string">
            <text:p>Shenzhen Tencent Computer Systems Company Limited</text:p>
          </table:table-cell>
          <table:table-cell table:style-name="ce10" office:value-type="string" calcext:value-type="string">
            <text:p>AS450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.75.50.37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Shanghai</text:p>
          </table:table-cell>
          <table:table-cell table:style-name="ce9" office:value-type="string" calcext:value-type="string">
            <text:p>China Unicom Beijing Province Network</text:p>
          </table:table-cell>
          <table:table-cell table:style-name="ce9"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.75.85.10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 Unicom Beijing Province Network</text:p>
          </table:table-cell>
          <table:table-cell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7.50.7.15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 Unicom Beijing Province Network</text:p>
          </table:table-cell>
          <table:table-cell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0.12.183.165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Tong</text:p>
          </table:table-cell>
          <table:table-cell table:style-name="ce9" office:value-type="string" calcext:value-type="string">
            <text:p>China Unicom Beijing Province Network</text:p>
          </table:table-cell>
          <table:table-cell table:style-name="ce9"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4.86.83.141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Shanghai</text:p>
          </table:table-cell>
          <table:table-cell table:style-name="ce9" office:value-type="string" calcext:value-type="string">
            <text:p>China Telecom (Group)</text:p>
          </table:table-cell>
          <table:table-cell table:style-name="ce9" office:value-type="string" calcext:value-type="string">
            <text:p>AS4812</text:p>
          </table:table-cell>
          <table:table-cell table:number-columns-repeated="1016"/>
        </table:table-row>
        <table:table-row table:style-name="ro1">
          <table:table-cell office:value-type="float" office:value="112226252249" calcext:value-type="float">
            <text:p>112.226.252.249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Jinan</text:p>
          </table:table-cell>
          <table:table-cell table:style-name="ce9" office:value-type="string" calcext:value-type="string">
            <text:p>CHINA UNICOM China169 Backbone</text:p>
          </table:table-cell>
          <table:table-cell table:style-name="ce9"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117.15.92.34 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dns34.online.tj.c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Tianjin</text:p>
          </table:table-cell>
          <table:table-cell table:style-name="Default" office:value-type="string" calcext:value-type="string">
            <text:p>CHINA UNICOM China169 Backbone</text:p>
          </table:table-cell>
          <table:table-cell table:style-name="Default"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5.46.156.1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n.kd.ny.adsl</text:p>
          </table:table-cell>
          <table:table-cell office:value-type="string" calcext:value-type="string">
            <text:p>Chi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hengzhou</text:p>
          </table:table-cell>
          <table:table-cell office:value-type="string" calcext:value-type="string">
            <text:p>CHINA UNICOM China169 Backbone</text:p>
          </table:table-cell>
          <table:table-cell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.210.189.66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Jinan</text:p>
          </table:table-cell>
          <table:table-cell table:style-name="ce9" office:value-type="string" calcext:value-type="string">
            <text:p>CHINA UNICOM China169 Backbone</text:p>
          </table:table-cell>
          <table:table-cell table:style-name="ce9"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42.7.26.15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henyang</text:p>
          </table:table-cell>
          <table:table-cell office:value-type="string" calcext:value-type="string">
            <text:p>CHINA UNICOM China169 Backbone</text:p>
          </table:table-cell>
          <table:table-cell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3.131.83.112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string" calcext:value-type="string">
            <text:p>No.288 Fu-chun Road</text:p>
          </table:table-cell>
          <table:table-cell table:style-name="ce9" office:value-type="string" calcext:value-type="string">
            <text:p>AS584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.226.66.44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enzhen</text:p>
          </table:table-cell>
          <table:table-cell/>
          <table:table-cell office:value-type="string" calcext:value-type="string">
            <text:p>AS636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.226.66.44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henzhen</text:p>
          </table:table-cell>
          <table:table-cell table:style-name="ce9"/>
          <table:table-cell table:style-name="ce9" office:value-type="string" calcext:value-type="string">
            <text:p>AS636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6.147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tatic.92.147.216.95.clients.your-server.de</text:p>
          </table:table-cell>
          <table:table-cell office:value-type="string" calcext:value-type="string">
            <text:p>Finland</text:p>
          </table:table-cell>
          <table:table-cell table:number-columns-repeated="2"/>
          <table:table-cell office:value-type="string" calcext:value-type="string">
            <text:p>Hetzner Online GmbH</text:p>
          </table:table-cell>
          <table:table-cell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6.147.92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static.92.147.216.95.clients.your-server.de</text:p>
          </table:table-cell>
          <table:table-cell table:style-name="ce9" office:value-type="string" calcext:value-type="string">
            <text:p>Finland</text:p>
          </table:table-cell>
          <table:table-cell table:style-name="ce9" table:number-columns-repeated="2"/>
          <table:table-cell table:style-name="ce9" office:value-type="string" calcext:value-type="string">
            <text:p>Hetzner Online GmbH</text:p>
          </table:table-cell>
          <table:table-cell table:style-name="ce9"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2.27.48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free.fr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Free SAS</text:p>
          </table:table-cell>
          <table:table-cell office:value-type="string" calcext:value-type="string">
            <text:p>AS1232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88.168.46.1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tvn95-5-88-168-46-169.fbx.proxad.n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Taverny</text:p>
          </table:table-cell>
          <table:table-cell office:value-type="string" calcext:value-type="string">
            <text:p>Free SAS</text:p>
          </table:table-cell>
          <table:table-cell office:value-type="string" calcext:value-type="string">
            <text:p>AS12322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88.168.46.169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tvn95-5-88-168-46-169.fbx.proxad.net</text:p>
          </table:table-cell>
          <table:table-cell table:style-name="ce10" office:value-type="string" calcext:value-type="string">
            <text:p>France</text:p>
          </table:table-cell>
          <table:table-cell table:style-name="ce10" office:value-type="string" calcext:value-type="string">
            <text:p>A8</text:p>
          </table:table-cell>
          <table:table-cell table:style-name="ce10" office:value-type="string" calcext:value-type="string">
            <text:p>Taverny</text:p>
          </table:table-cell>
          <table:table-cell table:style-name="ce10" office:value-type="string" calcext:value-type="string">
            <text:p>Free SAS</text:p>
          </table:table-cell>
          <table:table-cell table:style-name="ce10" office:value-type="string" calcext:value-type="string">
            <text:p>AS123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2.83.146.2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probe12.onyphe.i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Saint-victoret</text:p>
          </table:table-cell>
          <table:table-cell office:value-type="string" calcext:value-type="string">
            <text:p>Online S.a.s.</text:p>
          </table:table-cell>
          <table:table-cell office:value-type="string" calcext:value-type="string">
            <text:p>AS1287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64.132.205.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ns3048348.ip-164-132-205.eu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4.132.91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ip13.ip-164-132-91.eu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1.38.12.13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ip13.ip-51-38-12.eu</text:p>
          </table:table-cell>
          <table:table-cell table:style-name="ce9" office:value-type="string" calcext:value-type="string">
            <text:p>France</text:p>
          </table:table-cell>
          <table:table-cell table:style-name="ce9" table:number-columns-repeated="2"/>
          <table:table-cell table:style-name="ce9" office:value-type="string" calcext:value-type="string">
            <text:p>OVH SAS</text:p>
          </table:table-cell>
          <table:table-cell table:style-name="ce9"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91.121.14.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unts.space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86.105.48.16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161-48-105-86.static.arubacloud.de</text:p>
          </table:table-cell>
          <table:table-cell office:value-type="string" calcext:value-type="string">
            <text:p>German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Aruba SAS</text:p>
          </table:table-cell>
          <table:table-cell office:value-type="string" calcext:value-type="string">
            <text:p>AS20018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88.99.133.15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tatic.155.133.99.88.clients.your-server.de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Hetzner Online GmbH</text:p>
          </table:table-cell>
          <table:table-cell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table:style-name="ce11" office:value-type="float" office:value="46165243209" calcext:value-type="float">
            <text:p>46.165.243.209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Germany</text:p>
          </table:table-cell>
          <table:table-cell table:style-name="ce10" table:number-columns-repeated="2"/>
          <table:table-cell table:style-name="ce10" office:value-type="string" calcext:value-type="string">
            <text:p>Leaseweb Deutschland GmbH</text:p>
          </table:table-cell>
          <table:table-cell table:style-name="ce10" office:value-type="string" calcext:value-type="string">
            <text:p>AS28753</text:p>
          </table:table-cell>
          <table:table-cell table:number-columns-repeated="1016"/>
        </table:table-row>
        <table:table-row table:style-name="ro1">
          <table:table-cell office:value-type="float" office:value="178162217142" calcext:value-type="float">
            <text:p>178.162.217.14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Leaseweb Deutschland GmbH</text:p>
          </table:table-cell>
          <table:table-cell office:value-type="string" calcext:value-type="string">
            <text:p>AS287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19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20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21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float" office:value="5189190122" calcext:value-type="float">
            <text:p>5.189.190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m2822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189.169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vmi170427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189.190.6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m2767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table:style-name="ce11" office:value-type="float" office:value="197159128171" calcext:value-type="float">
            <text:p>197.159.128.171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Ghan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ccra</text:p>
          </table:table-cell>
          <table:table-cell table:style-name="ce10" office:value-type="string" calcext:value-type="string">
            <text:p>Comsys (GH) Limited</text:p>
          </table:table-cell>
          <table:table-cell table:style-name="ce10" office:value-type="string" calcext:value-type="string">
            <text:p>AS37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4.52.6.15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Hong Kong</text:p>
          </table:table-cell>
          <table:table-cell table:number-columns-repeated="2"/>
          <table:table-cell office:value-type="string" calcext:value-type="string">
            <text:p>Capitalonline Data Service Co. LTD</text:p>
          </table:table-cell>
          <table:table-cell office:value-type="string" calcext:value-type="string">
            <text:p>AS6319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03.42.212.9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Hong 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IPTELECOM Global</text:p>
          </table:table-cell>
          <table:table-cell office:value-type="string" calcext:value-type="string">
            <text:p>AS639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6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164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6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165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6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167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6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169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7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170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7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174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194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toxmail.us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195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toxmail.us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196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9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197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198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20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206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20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207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20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208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20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209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2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210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2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211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4" office:value-type="float" office:value="80211164164" calcext:value-type="float">
            <text:p>80.211.164.16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164-164-211-80.serverdedicati.aruba.it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rezzo</text:p>
          </table:table-cell>
          <table:table-cell office:value-type="string" calcext:value-type="string">
            <text:p>Aruba S.p.A.</text:p>
          </table:table-cell>
          <table:table-cell office:value-type="string" calcext:value-type="string">
            <text:p>AS31034</text:p>
          </table:table-cell>
          <table:table-cell table:number-columns-repeated="1016"/>
        </table:table-row>
        <table:table-row table:style-name="ro1">
          <table:table-cell table:style-name="ce4" office:value-type="float" office:value="112161187208" calcext:value-type="float">
            <text:p>112.161.187.20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Korea <text:s/>Republic of</text:p>
          </table:table-cell>
          <table:table-cell table:number-columns-repeated="2"/>
          <table:table-cell office:value-type="string" calcext:value-type="string">
            <text:p>Korea Telecom</text:p>
          </table:table-cell>
          <table:table-cell office:value-type="string" calcext:value-type="string">
            <text:p>AS476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20.75.241.2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Korea <text:s/>Republic o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Korea Telecom</text:p>
          </table:table-cell>
          <table:table-cell office:value-type="string" calcext:value-type="string">
            <text:p>AS476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61.84.23.3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Korea <text:s/>Republic o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Korea Telecom</text:p>
          </table:table-cell>
          <table:table-cell office:value-type="string" calcext:value-type="string">
            <text:p>AS4766</text:p>
          </table:table-cell>
          <table:table-cell table:number-columns-repeated="1016"/>
        </table:table-row>
        <table:table-row table:style-name="ro1">
          <table:table-cell table:style-name="ce4" office:value-type="float" office:value="175126189194" calcext:value-type="float">
            <text:p>175.126.189.194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Korea <text:s/>Republic of</text:p>
          </table:table-cell>
          <table:table-cell table:number-columns-repeated="2"/>
          <table:table-cell office:value-type="string" calcext:value-type="string">
            <text:p>SK Broadband Co Ltd</text:p>
          </table:table-cell>
          <table:table-cell office:value-type="string" calcext:value-type="string">
            <text:p>AS931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15.84.92.14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Lao People's Democratic Re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yabuli</text:p>
          </table:table-cell>
          <table:table-cell office:value-type="string" calcext:value-type="string">
            <text:p>Lao Telecom Communication <text:s/>LTC</text:p>
          </table:table-cell>
          <table:table-cell office:value-type="string" calcext:value-type="string">
            <text:p>AS987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41.77.13.18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ubr.gov.mw</text:p>
          </table:table-cell>
          <table:table-cell office:value-type="string" calcext:value-type="string">
            <text:p>Malawi</text:p>
          </table:table-cell>
          <table:table-cell table:number-columns-repeated="2"/>
          <table:table-cell office:value-type="string" calcext:value-type="string">
            <text:p>globe-as</text:p>
          </table:table-cell>
          <table:table-cell office:value-type="string" calcext:value-type="string">
            <text:p>AS3709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13.149.105.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plesk.cg.yu</text:p>
          </table:table-cell>
          <table:table-cell office:value-type="string" calcext:value-type="string">
            <text:p>Monteneg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dgorica</text:p>
          </table:table-cell>
          <table:table-cell office:value-type="string" calcext:value-type="string">
            <text:p>Crnogorski Telekom a.d.Podgorica</text:p>
          </table:table-cell>
          <table:table-cell office:value-type="string" calcext:value-type="string">
            <text:p>AS8585</text:p>
          </table:table-cell>
          <table:table-cell table:number-columns-repeated="1016"/>
        </table:table-row>
        <table:table-row table:style-name="ro1">
          <table:table-cell table:style-name="ce11" office:value-type="float" office:value="193169252247" calcext:value-type="float">
            <text:p>193.169.252.247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number-columns-repeated="3" table:style-name="ce10" office:value-type="string" calcext:value-type="string">
            <text:p>N/A</text:p>
          </table:table-cell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143.179.83.133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Netherlands</text:p>
          </table:table-cell>
          <table:table-cell table:style-name="ce10" table:number-columns-repeated="2"/>
          <table:table-cell table:style-name="ce10" office:value-type="string" calcext:value-type="string">
            <text:p>Tele 2 Nederland B.V.</text:p>
          </table:table-cell>
          <table:table-cell table:style-name="ce10" office:value-type="string" calcext:value-type="string">
            <text:p>AS1312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34.19.187.75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blasserda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134.19.187.75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Netherland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Alblasserda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34.19.187.7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blasserda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office:value-type="float" office:value="95211226185" calcext:value-type="float">
            <text:p>95.211.226.185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79.110.20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79.69.14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4.75.249.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1.163.3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95.34.243.72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72.243.34.95.customer.cdi.no</text:p>
          </table:table-cell>
          <table:table-cell table:style-name="ce10" office:value-type="string" calcext:value-type="string">
            <text:p>Norwa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Osteras</text:p>
          </table:table-cell>
          <table:table-cell table:style-name="ce10" office:value-type="string" calcext:value-type="string">
            <text:p>Telenor Norge AS</text:p>
          </table:table-cell>
          <table:table-cell table:style-name="ce10" office:value-type="string" calcext:value-type="string">
            <text:p>AS21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0.34.195.227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Panama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Panama</text:p>
          </table:table-cell>
          <table:table-cell table:style-name="ce9" office:value-type="string" calcext:value-type="string">
            <text:p>Cable &amp; Wireless Panama</text:p>
          </table:table-cell>
          <table:table-cell table:style-name="ce9" office:value-type="string" calcext:value-type="string">
            <text:p>AS11556</text:p>
          </table:table-cell>
          <table:table-cell table:number-columns-repeated="1016"/>
        </table:table-row>
        <table:table-row table:style-name="ro1">
          <table:table-cell table:style-name="ce4" office:value-type="float" office:value="178215199131" calcext:value-type="float">
            <text:p>178.215.199.1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-178.215.199.131-internet.zabrze.debacom.pl</text:p>
          </table:table-cell>
          <table:table-cell office:value-type="string" calcext:value-type="string">
            <text:p>Polan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DEBACOM Sp. z o.o.</text:p>
          </table:table-cell>
          <table:table-cell office:value-type="string" calcext:value-type="string">
            <text:p>AS5133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12.75.109.10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mtp-relay.intersys.pl</text:p>
          </table:table-cell>
          <table:table-cell office:value-type="string" calcext:value-type="string">
            <text:p>Polan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SUPERMEDIA Sp.z.o.o.</text:p>
          </table:table-cell>
          <table:table-cell office:value-type="string" calcext:value-type="string">
            <text:p>AS9085</text:p>
          </table:table-cell>
          <table:table-cell table:number-columns-repeated="1016"/>
        </table:table-row>
        <table:table-row table:style-name="ro1">
          <table:table-cell office:value-type="float" office:value="31184193154" calcext:value-type="float">
            <text:p>31.184.193.154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Russian Federation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Saint Petersburg</text:p>
          </table:table-cell>
          <table:table-cell table:style-name="ce9" office:value-type="string" calcext:value-type="string">
            <text:p>Petersburg Internet Network ltd.</text:p>
          </table:table-cell>
          <table:table-cell table:style-name="ce9" office:value-type="string" calcext:value-type="string">
            <text:p>AS44050</text:p>
          </table:table-cell>
          <table:table-cell table:number-columns-repeated="1016"/>
        </table:table-row>
        <table:table-row table:style-name="ro1">
          <table:table-cell office:value-type="float" office:value="31184193154" calcext:value-type="float">
            <text:p>31.184.193.154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Petersburg Internet Network ltd.</text:p>
          </table:table-cell>
          <table:table-cell table:style-name="ce10" office:value-type="string" calcext:value-type="string">
            <text:p>AS4405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8.10.20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Petersburg Internet Network ltd.</text:p>
          </table:table-cell>
          <table:table-cell office:value-type="string" calcext:value-type="string">
            <text:p>AS4405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8.10.202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Petersburg Internet Network ltd.</text:p>
          </table:table-cell>
          <table:table-cell table:style-name="ce10" office:value-type="string" calcext:value-type="string">
            <text:p>AS440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61.55.106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61.55.10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2.202.200.5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2.202.200.59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Russian Federation</text:p>
          </table:table-cell>
          <table:table-cell table:style-name="ce9" table:number-columns-repeated="2"/>
          <table:table-cell table:style-name="ce9" office:value-type="string" calcext:value-type="string">
            <text:p>OOO Network of data-centers Selectel</text:p>
          </table:table-cell>
          <table:table-cell table:style-name="ce9"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3.130.9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5.22.153.1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yaae.top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LLC Baxet</text:p>
          </table:table-cell>
          <table:table-cell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5.22.153.172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yaae.top</text:p>
          </table:table-cell>
          <table:table-cell table:style-name="ce9" office:value-type="string" calcext:value-type="string">
            <text:p>Russian Federation</text:p>
          </table:table-cell>
          <table:table-cell table:style-name="ce9" table:number-columns-repeated="2"/>
          <table:table-cell table:style-name="ce9" office:value-type="string" calcext:value-type="string">
            <text:p>LLC Baxet</text:p>
          </table:table-cell>
          <table:table-cell table:style-name="ce9"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46.17.42.160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Russian Federation</text:p>
          </table:table-cell>
          <table:table-cell table:style-name="ce10" table:number-columns-repeated="2"/>
          <table:table-cell table:style-name="ce10" office:value-type="string" calcext:value-type="string">
            <text:p>LLC Baxet</text:p>
          </table:table-cell>
          <table:table-cell table:style-name="ce10"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46.17.42.160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Russian Federation</text:p>
          </table:table-cell>
          <table:table-cell table:style-name="ce10" table:number-columns-repeated="2"/>
          <table:table-cell table:style-name="ce10" office:value-type="string" calcext:value-type="string">
            <text:p>LLC Baxet</text:p>
          </table:table-cell>
          <table:table-cell table:style-name="ce10"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7.47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psycho-training.ru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LLC Baxet</text:p>
          </table:table-cell>
          <table:table-cell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46.17.47.251 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Russian Federation</text:p>
          </table:table-cell>
          <table:table-cell table:style-name="Default" table:number-columns-repeated="2"/>
          <table:table-cell table:style-name="Default" office:value-type="string" calcext:value-type="string">
            <text:p>LLC Baxet</text:p>
          </table:table-cell>
          <table:table-cell table:style-name="Default"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46.29.160.14 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Russian Federation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string" calcext:value-type="string">
            <text:p>Moscow</text:p>
          </table:table-cell>
          <table:table-cell table:style-name="Default" office:value-type="string" calcext:value-type="string">
            <text:p>LLC Baxet</text:p>
          </table:table-cell>
          <table:table-cell table:style-name="Default"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01.40.97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Hostkey B.v.</text:p>
          </table:table-cell>
          <table:table-cell table:style-name="ce10" office:value-type="string" calcext:value-type="string">
            <text:p>AS5704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01.40.98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Hostkey B.v.</text:p>
          </table:table-cell>
          <table:table-cell table:style-name="ce10" office:value-type="string" calcext:value-type="string">
            <text:p>AS5704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7.4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7.49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7.5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7.51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7.5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7.52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7.5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7.53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7.5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7.54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7.5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7.55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office:value-type="float" office:value="89248168171" calcext:value-type="float">
            <text:p>89.248.168.171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no-reverse-dns-configured.com</text:p>
          </table:table-cell>
          <table:table-cell table:style-name="ce9" office:value-type="string" calcext:value-type="string">
            <text:p>Seychelles</text:p>
          </table:table-cell>
          <table:table-cell table:style-name="ce9" table:number-columns-repeated="2"/>
          <table:table-cell table:style-name="ce9" office:value-type="string" calcext:value-type="string">
            <text:p>Quasi Networks LTD.</text:p>
          </table:table-cell>
          <table:table-cell table:style-name="ce9"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80.82.70.1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group-ib.com</text:p>
          </table:table-cell>
          <table:table-cell office:value-type="string" calcext:value-type="string">
            <text:p>Seychel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se Aux Pins</text:p>
          </table:table-cell>
          <table:table-cell office:value-type="string" calcext:value-type="string">
            <text:p>Quasi Networks LTD.</text:p>
          </table:table-cell>
          <table:table-cell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0.82.70.118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group-ib.com</text:p>
          </table:table-cell>
          <table:table-cell table:style-name="ce10" office:value-type="string" calcext:value-type="string">
            <text:p>Seychelle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Anse Aux Pins</text:p>
          </table:table-cell>
          <table:table-cell table:style-name="ce10" office:value-type="string" calcext:value-type="string">
            <text:p>Quasi Networks LTD.</text:p>
          </table:table-cell>
          <table:table-cell table:style-name="ce10"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80.82.70.118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group-ib.com</text:p>
          </table:table-cell>
          <table:table-cell table:style-name="ce10" office:value-type="string" calcext:value-type="string">
            <text:p>Seychelle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Anse Aux Pins</text:p>
          </table:table-cell>
          <table:table-cell table:style-name="ce10" office:value-type="string" calcext:value-type="string">
            <text:p>Quasi Networks LTD.</text:p>
          </table:table-cell>
          <table:table-cell table:style-name="ce10"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9.248.168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no-reverse-dns-configured.com</text:p>
          </table:table-cell>
          <table:table-cell office:value-type="string" calcext:value-type="string">
            <text:p>Seychelles</text:p>
          </table:table-cell>
          <table:table-cell table:number-columns-repeated="2"/>
          <table:table-cell office:value-type="string" calcext:value-type="string">
            <text:p>Quasi Networks LTD.</text:p>
          </table:table-cell>
          <table:table-cell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94.102.49.193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cloud.census.shodan.io</text:p>
          </table:table-cell>
          <table:table-cell table:style-name="ce10" office:value-type="string" calcext:value-type="string">
            <text:p>Seychelles</text:p>
          </table:table-cell>
          <table:table-cell table:style-name="ce10" table:number-columns-repeated="2"/>
          <table:table-cell table:style-name="ce10" office:value-type="string" calcext:value-type="string">
            <text:p>Quasi Networks LTD.</text:p>
          </table:table-cell>
          <table:table-cell table:style-name="ce10"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office:value-type="float" office:value="13229247253" calcext:value-type="float">
            <text:p>13.229.247.253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ec2-13-229-247-253.ap-southeast-1.compute.amazonaws.com</text:p>
          </table:table-cell>
          <table:table-cell table:style-name="ce10" office:value-type="string" calcext:value-type="string">
            <text:p>Singapor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ingapore</text:p>
          </table:table-cell>
          <table:table-cell table:style-name="ce10" office:value-type="string" calcext:value-type="string">
            <text:p>Amazon.com <text:s/>Inc.</text:p>
          </table:table-cell>
          <table:table-cell table:style-name="ce10" office:value-type="string" calcext:value-type="string">
            <text:p>AS165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.255.148.42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ec2-54-255-148-42.ap-southeast-1.compute.amazonaws.com</text:p>
          </table:table-cell>
          <table:table-cell table:style-name="ce10" office:value-type="string" calcext:value-type="string">
            <text:p>Singapor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ingapore</text:p>
          </table:table-cell>
          <table:table-cell table:style-name="ce10" office:value-type="string" calcext:value-type="string">
            <text:p>Amazon.com <text:s/>Inc.</text:p>
          </table:table-cell>
          <table:table-cell table:style-name="ce10" office:value-type="string" calcext:value-type="string">
            <text:p>AS16509</text:p>
          </table:table-cell>
          <table:table-cell table:number-columns-repeated="1016"/>
        </table:table-row>
        <table:table-row table:style-name="ro1">
          <table:table-cell office:value-type="float" office:value="196245174121" calcext:value-type="float">
            <text:p>196.245.174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121.174.245.196-adsl.espanatelecom.es</text:p>
          </table:table-cell>
          <table:table-cell office:value-type="string" calcext:value-type="string">
            <text:p>Spa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Packet Exchange Limited</text:p>
          </table:table-cell>
          <table:table-cell office:value-type="string" calcext:value-type="string">
            <text:p>AS41564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95.215.62.20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Spain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Valencia</text:p>
          </table:table-cell>
          <table:table-cell table:style-name="ce10" office:value-type="string" calcext:value-type="string">
            <text:p>Sologigabit <text:s/>S.L.U.</text:p>
          </table:table-cell>
          <table:table-cell table:style-name="ce10" office:value-type="string" calcext:value-type="string">
            <text:p>AS56934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185.35.63.56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Switzerland</text:p>
          </table:table-cell>
          <table:table-cell table:style-name="ce10" table:number-columns-repeated="2"/>
          <table:table-cell table:style-name="ce10" office:value-type="string" calcext:value-type="string">
            <text:p>Nagravision SA</text:p>
          </table:table-cell>
          <table:table-cell table:style-name="ce10" office:value-type="string" calcext:value-type="string">
            <text:p>AS42570</text:p>
          </table:table-cell>
          <table:table-cell table:number-columns-repeated="1016"/>
        </table:table-row>
        <table:table-row table:style-name="ro1">
          <table:table-cell table:style-name="ce4" office:value-type="float" office:value="59126159231" calcext:value-type="float">
            <text:p>59.126.159.2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59-126-159-231.HINET-IP.hinet.net</text:p>
          </table:table-cell>
          <table:table-cell office:value-type="string" calcext:value-type="string">
            <text:p>Taiwa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ichung</text:p>
          </table:table-cell>
          <table:table-cell office:value-type="string" calcext:value-type="string">
            <text:p>Data Communication Business Group</text:p>
          </table:table-cell>
          <table:table-cell office:value-type="string" calcext:value-type="string">
            <text:p>AS3462</text:p>
          </table:table-cell>
          <table:table-cell table:number-columns-repeated="1016"/>
        </table:table-row>
        <table:table-row table:style-name="ro1">
          <table:table-cell table:style-name="ce11" office:value-type="float" office:value="59126159231" calcext:value-type="float">
            <text:p>59.126.159.231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59-126-159-231.HINET-IP.hinet.net</text:p>
          </table:table-cell>
          <table:table-cell table:style-name="ce10" office:value-type="string" calcext:value-type="string">
            <text:p>Taiwan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Taichung</text:p>
          </table:table-cell>
          <table:table-cell table:style-name="ce10" office:value-type="string" calcext:value-type="string">
            <text:p>Data Communication Business Group</text:p>
          </table:table-cell>
          <table:table-cell table:style-name="ce10" office:value-type="string" calcext:value-type="string">
            <text:p>AS3462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46.148.19.59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kraine</text:p>
          </table:table-cell>
          <table:table-cell table:style-name="ce10" table:number-columns-repeated="2"/>
          <table:table-cell table:style-name="ce10" office:value-type="string" calcext:value-type="string">
            <text:p>Infium <text:s/>UAB</text:p>
          </table:table-cell>
          <table:table-cell table:style-name="ce10" office:value-type="string" calcext:value-type="string">
            <text:p>AS50297</text:p>
          </table:table-cell>
          <table:table-cell table:number-columns-repeated="1016"/>
        </table:table-row>
        <table:table-row table:style-name="ro1">
          <table:table-cell table:style-name="ce4" office:value-type="float" office:value="185222209108" calcext:value-type="float">
            <text:p>185.222.209.10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Kingdom</text:p>
          </table:table-cell>
          <table:table-cell table:number-columns-repeated="2"/>
          <table:table-cell office:value-type="string" calcext:value-type="string">
            <text:p>Hostkey B.v.</text:p>
          </table:table-cell>
          <table:table-cell office:value-type="string" calcext:value-type="string">
            <text:p>AS57043</text:p>
          </table:table-cell>
          <table:table-cell table:number-columns-repeated="1016"/>
        </table:table-row>
        <table:table-row table:style-name="ro1">
          <table:table-cell table:style-name="ce11" office:value-type="float" office:value="185222209108" calcext:value-type="float">
            <text:p>185.222.209.108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Kingdom</text:p>
          </table:table-cell>
          <table:table-cell table:style-name="ce10" table:number-columns-repeated="2"/>
          <table:table-cell table:style-name="ce10" office:value-type="string" calcext:value-type="string">
            <text:p>Hostkey B.v.</text:p>
          </table:table-cell>
          <table:table-cell table:style-name="ce10" office:value-type="string" calcext:value-type="string">
            <text:p>AS57043</text:p>
          </table:table-cell>
          <table:table-cell table:number-columns-repeated="1016"/>
        </table:table-row>
        <table:table-row table:style-name="ro1">
          <table:table-cell table:style-name="ce4" office:value-type="float" office:value="185222209151" calcext:value-type="float">
            <text:p>185.222.209.15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Kingdom</text:p>
          </table:table-cell>
          <table:table-cell table:number-columns-repeated="2"/>
          <table:table-cell office:value-type="string" calcext:value-type="string">
            <text:p>Hostkey B.v.</text:p>
          </table:table-cell>
          <table:table-cell office:value-type="string" calcext:value-type="string">
            <text:p>AS57043</text:p>
          </table:table-cell>
          <table:table-cell table:number-columns-repeated="1016"/>
        </table:table-row>
        <table:table-row table:style-name="ro1">
          <table:table-cell table:style-name="ce11" office:value-type="float" office:value="185222209151" calcext:value-type="float">
            <text:p>185.222.209.151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Kingdom</text:p>
          </table:table-cell>
          <table:table-cell table:style-name="ce10" table:number-columns-repeated="2"/>
          <table:table-cell table:style-name="ce10" office:value-type="string" calcext:value-type="string">
            <text:p>Hostkey B.v.</text:p>
          </table:table-cell>
          <table:table-cell table:style-name="ce10" office:value-type="string" calcext:value-type="string">
            <text:p>AS5704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09.248.9.10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Kingdom</text:p>
          </table:table-cell>
          <table:table-cell table:number-columns-repeated="2"/>
          <table:table-cell office:value-type="string" calcext:value-type="string">
            <text:p>Solar Invest UK LTD.</text:p>
          </table:table-cell>
          <table:table-cell office:value-type="string" calcext:value-type="string">
            <text:p>AS58222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109.248.9.101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Kingdom</text:p>
          </table:table-cell>
          <table:table-cell table:style-name="ce10" table:number-columns-repeated="2"/>
          <table:table-cell table:style-name="ce10" office:value-type="string" calcext:value-type="string">
            <text:p>Solar Invest UK LTD.</text:p>
          </table:table-cell>
          <table:table-cell table:style-name="ce10" office:value-type="string" calcext:value-type="string">
            <text:p>AS5822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09.248.9.10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Kingdom</text:p>
          </table:table-cell>
          <table:table-cell table:number-columns-repeated="2"/>
          <table:table-cell office:value-type="string" calcext:value-type="string">
            <text:p>Solar Invest UK LTD.</text:p>
          </table:table-cell>
          <table:table-cell office:value-type="string" calcext:value-type="string">
            <text:p>AS58222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109.248.9.102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Kingdom</text:p>
          </table:table-cell>
          <table:table-cell table:style-name="ce10" table:number-columns-repeated="2"/>
          <table:table-cell table:style-name="ce10" office:value-type="string" calcext:value-type="string">
            <text:p>Solar Invest UK LTD.</text:p>
          </table:table-cell>
          <table:table-cell table:style-name="ce10" office:value-type="string" calcext:value-type="string">
            <text:p>AS58222</text:p>
          </table:table-cell>
          <table:table-cell table:number-columns-repeated="1016"/>
        </table:table-row>
        <table:table-row table:style-name="ro1">
          <table:table-cell office:value-type="float" office:value="66240236119" calcext:value-type="float">
            <text:p>66.240.236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6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9.126.136.7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9.126.136.7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Diego</text:p>
          </table:table-cell>
          <table:table-cell table:style-name="ce9" office:value-type="string" calcext:value-type="string">
            <text:p>CariNet <text:s/>Inc.</text:p>
          </table:table-cell>
          <table:table-cell table:style-name="ce9"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1.6.135.1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7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71.6.158.166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ninja.census.shodan.io</text:p>
          </table:table-cell>
          <table:table-cell table:style-name="ce10" office:value-type="string" calcext:value-type="string">
            <text:p>United States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string" calcext:value-type="string">
            <text:p>San Diego</text:p>
          </table:table-cell>
          <table:table-cell table:style-name="ce10" office:value-type="string" calcext:value-type="string">
            <text:p>CariNet <text:s/>Inc.</text:p>
          </table:table-cell>
          <table:table-cell table:style-name="ce10"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1.6.202.2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Ubuntu16202204.aspadmin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2.208.119.40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States</text:p>
          </table:table-cell>
          <table:table-cell table:style-name="ce10" table:number-columns-repeated="2"/>
          <table:table-cell table:style-name="ce10" office:value-type="string" calcext:value-type="string">
            <text:p>NYI</text:p>
          </table:table-cell>
          <table:table-cell table:style-name="ce10" office:value-type="string" calcext:value-type="string">
            <text:p>AS1140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73.94.83.1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mta-173-94-83-117.triad.rr.co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ocksville</text:p>
          </table:table-cell>
          <table:table-cell office:value-type="string" calcext:value-type="string">
            <text:p>Time Warner Cable Internet LLC</text:p>
          </table:table-cell>
          <table:table-cell office:value-type="string" calcext:value-type="string">
            <text:p>AS11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1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JSC Digital Network</text:p>
          </table:table-cell>
          <table:table-cell office:value-type="string" calcext:value-type="string">
            <text:p>AS12695</text:p>
          </table:table-cell>
          <table:table-cell table:number-columns-repeated="1016"/>
        </table:table-row>
        <table:table-row table:style-name="ro1">
          <table:table-cell office:value-type="float" office:value="107170194232" calcext:value-type="float">
            <text:p>107.170.194.232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Francisco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float" office:value="107170226158" calcext:value-type="float">
            <text:p>107.170.226.158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zg-0509c-72.stretchoid.com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Francisco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table:style-name="ce11" office:value-type="float" office:value="107170229236" calcext:value-type="float">
            <text:p>107.170.229.236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zg-0517a-142.stretchoid.com</text:p>
          </table:table-cell>
          <table:table-cell table:style-name="ce10" office:value-type="string" calcext:value-type="string">
            <text:p>United States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string" calcext:value-type="string">
            <text:p>San Francisco</text:p>
          </table:table-cell>
          <table:table-cell table:style-name="ce10" office:value-type="string" calcext:value-type="string">
            <text:p>DigitalOcean <text:s/>LLC</text:p>
          </table:table-cell>
          <table:table-cell table:style-name="ce10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float" office:value="107170243117" calcext:value-type="float">
            <text:p>107.170.243.117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table:style-name="ce4" office:value-type="float" office:value="159203126182" calcext:value-type="float">
            <text:p>159.203.126.18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Clifton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195.12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Francisco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29.77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zg-0509d-23.stretchoid.com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Francisco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32.5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zg-0324a-54.stretchoid.co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37.80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Francisco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46.88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zg-0509b-80.stretchoid.com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Francisco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107.170.254.21 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zg-0517a-87.stretchoid.com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Francisco</text:p>
          </table:table-cell>
          <table:table-cell table:style-name="Default" office:value-type="string" calcext:value-type="string">
            <text:p>DigitalOcean <text:s/>LLC</text:p>
          </table:table-cell>
          <table:table-cell table:style-name="Default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59.89.90.23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orth Bergen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7.99.168.194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ta Clara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table:style-name="ce4" office:value-type="float" office:value="104196188182" calcext:value-type="float">
            <text:p>104.196.188.18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182.188.196.104.bc.googleusercontent.co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A</text:p>
          </table:table-cell>
          <table:table-cell/>
          <table:table-cell office:value-type="string" calcext:value-type="string">
            <text:p>Google LLC</text:p>
          </table:table-cell>
          <table:table-cell office:value-type="string" calcext:value-type="string">
            <text:p>AS151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.153.64.247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ec2-54-153-64-247.us-west-1.compute.amazonaws.com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Jose</text:p>
          </table:table-cell>
          <table:table-cell table:style-name="ce9" office:value-type="string" calcext:value-type="string">
            <text:p>Amazon.com <text:s/>Inc.</text:p>
          </table:table-cell>
          <table:table-cell table:style-name="ce9" office:value-type="string" calcext:value-type="string">
            <text:p>AS16509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4.193.47.33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ec2-54-193-47-33.us-west-1.compute.amazonaws.com</text:p>
          </table:table-cell>
          <table:table-cell table:style-name="ce10" office:value-type="string" calcext:value-type="string">
            <text:p>United States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string" calcext:value-type="string">
            <text:p>San Jose</text:p>
          </table:table-cell>
          <table:table-cell table:style-name="ce10" office:value-type="string" calcext:value-type="string">
            <text:p>Amazon.com <text:s/>Inc.</text:p>
          </table:table-cell>
          <table:table-cell table:style-name="ce10" office:value-type="string" calcext:value-type="string">
            <text:p>AS165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6.84.6.79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scans.io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NY</text:p>
          </table:table-cell>
          <table:table-cell table:style-name="ce9" office:value-type="string" calcext:value-type="string">
            <text:p>New York</text:p>
          </table:table-cell>
          <table:table-cell table:style-name="ce9" office:value-type="string" calcext:value-type="string">
            <text:p>Panix Network Information Center</text:p>
          </table:table-cell>
          <table:table-cell table:style-name="ce9" office:value-type="string" calcext:value-type="string">
            <text:p>AS20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29.213.16.14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dwood City</text:p>
          </table:table-cell>
          <table:table-cell office:value-type="string" calcext:value-type="string">
            <text:p>Oracle Corporation</text:p>
          </table:table-cell>
          <table:table-cell office:value-type="string" calcext:value-type="string">
            <text:p>AS3189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84.154.189.9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-chi-us-gp1-wk111.internet-census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ingleHop LLC</text:p>
          </table:table-cell>
          <table:table-cell office:value-type="string" calcext:value-type="string">
            <text:p>AS32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8.20.69.98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census2.shodan.io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IL</text:p>
          </table:table-cell>
          <table:table-cell table:style-name="ce9" office:value-type="string" calcext:value-type="string">
            <text:p>Chicago</text:p>
          </table:table-cell>
          <table:table-cell table:style-name="ce9" office:value-type="string" calcext:value-type="string">
            <text:p>SingleHop LLC</text:p>
          </table:table-cell>
          <table:table-cell table:style-name="ce9" office:value-type="string" calcext:value-type="string">
            <text:p>AS32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8.20.70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3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ingleHop LLC</text:p>
          </table:table-cell>
          <table:table-cell office:value-type="string" calcext:value-type="string">
            <text:p>AS32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8.100.26.2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ip228.208-100-26.static.steadfastdns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teadfast</text:p>
          </table:table-cell>
          <table:table-cell office:value-type="string" calcext:value-type="string">
            <text:p>AS32748</text:p>
          </table:table-cell>
          <table:table-cell table:number-columns-repeated="1016"/>
        </table:table-row>
        <table:table-row table:style-name="ro1">
          <table:table-cell table:style-name="ce4" office:value-type="float" office:value="75115106134" calcext:value-type="float">
            <text:p>75.115.106.13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75-115-106-134.res.bhn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BRIGHT HOUSE NETWORKS <text:s/>LLC</text:p>
          </table:table-cell>
          <table:table-cell office:value-type="string" calcext:value-type="string">
            <text:p>AS333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247.16.236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uter Networks LLC</text:p>
          </table:table-cell>
          <table:table-cell office:value-type="string" calcext:value-type="string">
            <text:p>AS522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247.18.17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uter Networks LLC</text:p>
          </table:table-cell>
          <table:table-cell office:value-type="string" calcext:value-type="string">
            <text:p>AS522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52.43.101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States</text:p>
          </table:table-cell>
          <table:table-cell table:style-name="ce10" office:value-type="string" calcext:value-type="string">
            <text:p>NJ</text:p>
          </table:table-cell>
          <table:table-cell table:style-name="ce10" office:value-type="string" calcext:value-type="string">
            <text:p>Edison</text:p>
          </table:table-cell>
          <table:table-cell table:style-name="ce10" office:value-type="string" calcext:value-type="string">
            <text:p>LeaseWeb Netherlands B.V.</text:p>
          </table:table-cell>
          <table:table-cell table:style-name="ce10"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52.43.129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NJ</text:p>
          </table:table-cell>
          <table:table-cell table:style-name="ce9" office:value-type="string" calcext:value-type="string">
            <text:p>Edison</text:p>
          </table:table-cell>
          <table:table-cell table:style-name="ce9" office:value-type="string" calcext:value-type="string">
            <text:p>LeaseWeb Netherlands B.V.</text:p>
          </table:table-cell>
          <table:table-cell table:style-name="ce9"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52.43.6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Edison</text:p>
          </table:table-cell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196.52.43.92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States</text:p>
          </table:table-cell>
          <table:table-cell table:style-name="ce10" office:value-type="string" calcext:value-type="string">
            <text:p>NJ</text:p>
          </table:table-cell>
          <table:table-cell table:style-name="ce10" office:value-type="string" calcext:value-type="string">
            <text:p>Edison</text:p>
          </table:table-cell>
          <table:table-cell table:style-name="ce10" office:value-type="string" calcext:value-type="string">
            <text:p>LeaseWeb Netherlands B.V.</text:p>
          </table:table-cell>
          <table:table-cell table:style-name="ce10"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0.130.142.7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solindtabaen.org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TX</text:p>
          </table:table-cell>
          <table:table-cell table:style-name="ce9" office:value-type="string" calcext:value-type="string">
            <text:p>Addison</text:p>
          </table:table-cell>
          <table:table-cell table:style-name="ce9" office:value-type="string" calcext:value-type="string">
            <text:p>Eonix Corporation</text:p>
          </table:table-cell>
          <table:table-cell table:style-name="ce9" office:value-type="string" calcext:value-type="string">
            <text:p>AS62904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104.200.16.15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min-05-10-4971-ustx-b-prod.binaryedge.ninja</text:p>
          </table:table-cell>
          <table:table-cell table:style-name="ce10" office:value-type="string" calcext:value-type="string">
            <text:p>United States</text:p>
          </table:table-cell>
          <table:table-cell table:style-name="ce10" office:value-type="string" calcext:value-type="string">
            <text:p>TX</text:p>
          </table:table-cell>
          <table:table-cell table:style-name="ce10" office:value-type="string" calcext:value-type="string">
            <text:p>Dallas</text:p>
          </table:table-cell>
          <table:table-cell table:style-name="ce10" office:value-type="string" calcext:value-type="string">
            <text:p>Linode <text:s/>LLC</text:p>
          </table:table-cell>
          <table:table-cell table:style-name="ce10" office:value-type="string" calcext:value-type="string">
            <text:p>AS63949</text:p>
          </table:table-cell>
          <table:table-cell table:number-columns-repeated="1016"/>
        </table:table-row>
        <table:table-row table:style-name="ro1">
          <table:table-cell office:value-type="float" office:value="184105139100" calcext:value-type="float">
            <text:p>184.105.139.10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1" calcext:value-type="float">
            <text:p>184.105.139.10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2" calcext:value-type="float">
            <text:p>184.105.139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3" calcext:value-type="float">
            <text:p>184.105.139.10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4" calcext:value-type="float">
            <text:p>184.105.139.1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5" calcext:value-type="float">
            <text:p>184.105.139.10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6" calcext:value-type="float">
            <text:p>184.105.139.10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7" calcext:value-type="float">
            <text:p>184.105.139.10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8" calcext:value-type="float">
            <text:p>184.105.139.10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9" calcext:value-type="float">
            <text:p>184.105.139.10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0" calcext:value-type="float">
            <text:p>184.105.139.1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1" calcext:value-type="float">
            <text:p>184.105.139.1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2" calcext:value-type="float">
            <text:p>184.105.139.1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3" calcext:value-type="float">
            <text:p>184.105.139.1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4" calcext:value-type="float">
            <text:p>184.105.139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5" calcext:value-type="float">
            <text:p>184.105.139.1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6" calcext:value-type="float">
            <text:p>184.105.139.1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7" calcext:value-type="float">
            <text:p>184.105.139.1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8" calcext:value-type="float">
            <text:p>184.105.139.1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9" calcext:value-type="float">
            <text:p>184.105.139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0" calcext:value-type="float">
            <text:p>184.105.139.1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1" calcext:value-type="float">
            <text:p>184.105.139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2" calcext:value-type="float">
            <text:p>184.105.139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3" calcext:value-type="float">
            <text:p>184.105.139.1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4" calcext:value-type="float">
            <text:p>184.105.139.1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5" calcext:value-type="float">
            <text:p>184.105.139.1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6" calcext:value-type="float">
            <text:p>184.105.139.1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4" calcext:value-type="float">
            <text:p>184.105.247.1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3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5" calcext:value-type="float">
            <text:p>184.105.247.1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4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5" calcext:value-type="float">
            <text:p>184.105.247.195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scan-14.shadowserver.org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UT</text:p>
          </table:table-cell>
          <table:table-cell table:style-name="ce9" office:value-type="string" calcext:value-type="string">
            <text:p>Ogden</text:p>
          </table:table-cell>
          <table:table-cell table:style-name="ce9" office:value-type="string" calcext:value-type="string">
            <text:p>Hurricane Electric LLC</text:p>
          </table:table-cell>
          <table:table-cell table:style-name="ce9"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6" calcext:value-type="float">
            <text:p>184.105.247.196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scan-15.shadowserver.org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UT</text:p>
          </table:table-cell>
          <table:table-cell table:style-name="ce9" office:value-type="string" calcext:value-type="string">
            <text:p>Ogden</text:p>
          </table:table-cell>
          <table:table-cell table:style-name="ce9" office:value-type="string" calcext:value-type="string">
            <text:p>Hurricane Electric LLC</text:p>
          </table:table-cell>
          <table:table-cell table:style-name="ce9"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252" calcext:value-type="float">
            <text:p>184.105.247.25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5n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0" calcext:value-type="float">
            <text:p>216.218.206.10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1" calcext:value-type="float">
            <text:p>216.218.206.10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2" calcext:value-type="float">
            <text:p>216.218.206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3" calcext:value-type="float">
            <text:p>216.218.206.10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4" calcext:value-type="float">
            <text:p>216.218.206.1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u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5" calcext:value-type="float">
            <text:p>216.218.206.10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6" calcext:value-type="float">
            <text:p>216.218.206.10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7" calcext:value-type="float">
            <text:p>216.218.206.10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8" calcext:value-type="float">
            <text:p>216.218.206.10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9" calcext:value-type="float">
            <text:p>216.218.206.10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0" calcext:value-type="float">
            <text:p>216.218.206.1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1" calcext:value-type="float">
            <text:p>216.218.206.1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2" calcext:value-type="float">
            <text:p>216.218.206.1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3" calcext:value-type="float">
            <text:p>216.218.206.1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4" calcext:value-type="float">
            <text:p>216.218.206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5" calcext:value-type="float">
            <text:p>216.218.206.1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6" calcext:value-type="float">
            <text:p>216.218.206.1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7" calcext:value-type="float">
            <text:p>216.218.206.1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8" calcext:value-type="float">
            <text:p>216.218.206.1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9" calcext:value-type="float">
            <text:p>216.218.206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0" calcext:value-type="float">
            <text:p>216.218.206.1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1" calcext:value-type="float">
            <text:p>216.218.206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2" calcext:value-type="float">
            <text:p>216.218.206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3" calcext:value-type="float">
            <text:p>216.218.206.1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4" calcext:value-type="float">
            <text:p>216.218.206.1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5" calcext:value-type="float">
            <text:p>216.218.206.1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6" calcext:value-type="float">
            <text:p>216.218.206.1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2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4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186.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e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dwood Valley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6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13.173.95.1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tatic.vnpt.vn</text:p>
          </table:table-cell>
          <table:table-cell office:value-type="string" calcext:value-type="string">
            <text:p>Vietna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o Chi Minh City</text:p>
          </table:table-cell>
          <table:table-cell office:value-type="string" calcext:value-type="string">
            <text:p>VNPT Corp</text:p>
          </table:table-cell>
          <table:table-cell office:value-type="string" calcext:value-type="string">
            <text:p>AS45899</text:p>
          </table:table-cell>
          <table:table-cell table:number-columns-repeated="1016"/>
        </table:table-row>
        <table:table-row table:style-name="ro1" table:number-rows-repeated="10481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hosts-ip'.A8:'hosts-ip'.H419" table:contains-header="false">
          <table:sort>
            <table:sort-by table:field-number="3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5f_BuiltIn_5f_20_25__20_-_20_Accent1" style:display-name="Excel_BuiltIn_20% - Accent1" style:family="table-cell" style:parent-style-name="Default" style:data-style-name="N0">
      <style:table-cell-properties fo:background-color="#ccffff" style:vertical-align="automatic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-00-0000</text:date>, <text:time style:data-style-name="N2" text:time-value="14:43:26.127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8-06-22T14:54:16.228000000</dc:date>
    <meta:editing-cycles>16</meta:editing-cycles>
    <meta:editing-duration>PT48M23S</meta:editing-duration>
    <meta:document-statistic meta:table-count="1" meta:cell-count="2872" meta:object-count="0"/>
  </office:meta>
</office:document-meta>
</file>